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6d36" officeooo:paragraph-rsid="00076d36"/>
    </style:style>
    <style:style style:name="P2" style:family="paragraph" style:parent-style-name="Standard">
      <style:paragraph-properties fo:text-align="start" style:justify-single-word="false"/>
      <style:text-properties officeooo:rsid="00076d36" officeooo:paragraph-rsid="00076d36"/>
    </style:style>
    <style:style style:name="P3" style:family="paragraph" style:parent-style-name="Standard">
      <style:paragraph-properties fo:text-align="start" style:justify-single-word="false"/>
      <style:text-properties officeooo:rsid="00076d36" officeooo:paragraph-rsid="00220ee9"/>
    </style:style>
    <style:style style:name="P4" style:family="paragraph" style:parent-style-name="Standard">
      <style:text-properties officeooo:rsid="00076d36" officeooo:paragraph-rsid="00098750"/>
    </style:style>
    <style:style style:name="P5" style:family="paragraph" style:parent-style-name="Standard">
      <style:text-properties officeooo:rsid="00076d36" officeooo:paragraph-rsid="0022b418"/>
    </style:style>
    <style:style style:name="P6" style:family="paragraph" style:parent-style-name="Standard">
      <style:text-properties officeooo:rsid="00076d36" officeooo:paragraph-rsid="002d65ab"/>
    </style:style>
    <style:style style:name="P7" style:family="paragraph" style:parent-style-name="Standard">
      <style:text-properties officeooo:rsid="00076d36" officeooo:paragraph-rsid="0030c511"/>
    </style:style>
    <style:style style:name="P8" style:family="paragraph" style:parent-style-name="Standard">
      <style:text-properties officeooo:rsid="00076d36" officeooo:paragraph-rsid="0048f4bd"/>
    </style:style>
    <style:style style:name="P9" style:family="paragraph" style:parent-style-name="Standard">
      <style:text-properties officeooo:rsid="00076d36" officeooo:paragraph-rsid="004d2a2a"/>
    </style:style>
    <style:style style:name="P10" style:family="paragraph" style:parent-style-name="Standard">
      <style:text-properties officeooo:rsid="00076d36" officeooo:paragraph-rsid="005e22f4"/>
    </style:style>
    <style:style style:name="P11" style:family="paragraph" style:parent-style-name="Standard">
      <style:text-properties style:text-underline-style="solid" style:text-underline-width="auto" style:text-underline-color="font-color" officeooo:rsid="00076d36" officeooo:paragraph-rsid="00076d36"/>
    </style:style>
    <style:style style:name="P12" style:family="paragraph" style:parent-style-name="Standard">
      <style:text-properties style:text-underline-style="solid" style:text-underline-width="auto" style:text-underline-color="font-color" officeooo:rsid="00076d36" officeooo:paragraph-rsid="00098750"/>
    </style:style>
    <style:style style:name="P13" style:family="paragraph" style:parent-style-name="Standard">
      <style:text-properties style:text-underline-style="solid" style:text-underline-width="auto" style:text-underline-color="font-color" officeooo:rsid="00076d36" officeooo:paragraph-rsid="0022b418"/>
    </style:style>
    <style:style style:name="P14" style:family="paragraph" style:parent-style-name="Standard">
      <style:text-properties style:text-underline-style="solid" style:text-underline-width="auto" style:text-underline-color="font-color" officeooo:rsid="00076d36" officeooo:paragraph-rsid="002d65ab"/>
    </style:style>
    <style:style style:name="P15" style:family="paragraph" style:parent-style-name="Standard">
      <style:text-properties style:text-underline-style="solid" style:text-underline-width="auto" style:text-underline-color="font-color" officeooo:rsid="00076d36" officeooo:paragraph-rsid="0030c511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076d36" officeooo:paragraph-rsid="00076d36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076d36" officeooo:paragraph-rsid="0022b418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076d36" officeooo:paragraph-rsid="0030c511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22b418" officeooo:paragraph-rsid="0022b418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officeooo:rsid="0014b151" officeooo:paragraph-rsid="0022b418"/>
    </style:style>
    <style:style style:name="P21" style:family="paragraph" style:parent-style-name="Standard">
      <style:text-properties fo:font-weight="bold" officeooo:rsid="00076d36" officeooo:paragraph-rsid="00076d36" style:font-weight-asian="bold" style:font-weight-complex="bold"/>
    </style:style>
    <style:style style:name="P22" style:family="paragraph" style:parent-style-name="Standard">
      <style:text-properties fo:font-weight="bold" officeooo:rsid="00076d36" officeooo:paragraph-rsid="002d65ab" style:font-weight-asian="bold" style:font-weight-complex="bold"/>
    </style:style>
    <style:style style:name="P23" style:family="paragraph" style:parent-style-name="Standard">
      <style:text-properties fo:font-weight="bold" officeooo:rsid="00076d36" officeooo:paragraph-rsid="0030c511" style:font-weight-asian="bold" style:font-weight-complex="bold"/>
    </style:style>
    <style:style style:name="P24" style:family="paragraph" style:parent-style-name="Standard">
      <style:text-properties fo:font-weight="bold" officeooo:rsid="006e26cb" officeooo:paragraph-rsid="006e26cb" style:font-weight-asian="bold" style:font-weight-complex="bold"/>
    </style:style>
    <style:style style:name="P25" style:family="paragraph" style:parent-style-name="Standard">
      <style:text-properties fo:font-style="italic" fo:font-weight="bold" officeooo:rsid="00076d36" officeooo:paragraph-rsid="00076d36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font-style="italic" fo:font-weight="bold" officeooo:rsid="001206d0" officeooo:paragraph-rsid="002d65ab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font-style="italic" fo:font-weight="bold" officeooo:rsid="002d65ab" officeooo:paragraph-rsid="002d65ab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6pt" fo:font-weight="bold" officeooo:rsid="00076d36" officeooo:paragraph-rsid="00076d36" style:font-size-asian="16pt" style:font-weight-asian="bold" style:font-size-complex="16pt" style:font-weight-complex="bold"/>
    </style:style>
    <style:style style:name="P29" style:family="paragraph" style:parent-style-name="Standard">
      <style:text-properties officeooo:rsid="0014b151" officeooo:paragraph-rsid="0022b418"/>
    </style:style>
    <style:style style:name="P30" style:family="paragraph" style:parent-style-name="Standard">
      <style:text-properties officeooo:rsid="0014b151" officeooo:paragraph-rsid="002d65ab"/>
    </style:style>
    <style:style style:name="P31" style:family="paragraph" style:parent-style-name="Standard">
      <style:text-properties officeooo:paragraph-rsid="00076d36"/>
    </style:style>
    <style:style style:name="P32" style:family="paragraph" style:parent-style-name="Standard">
      <style:paragraph-properties fo:text-align="start" style:justify-single-word="false"/>
      <style:text-properties officeooo:paragraph-rsid="00220ee9"/>
    </style:style>
    <style:style style:name="P33" style:family="paragraph" style:parent-style-name="Standard">
      <style:text-properties officeooo:rsid="0025dbbe" officeooo:paragraph-rsid="002d65ab"/>
    </style:style>
    <style:style style:name="P34" style:family="paragraph" style:parent-style-name="Standard">
      <style:text-properties officeooo:rsid="004d2a2a" officeooo:paragraph-rsid="004d2a2a"/>
    </style:style>
    <style:style style:name="P35" style:family="paragraph" style:parent-style-name="Standard">
      <style:text-properties officeooo:rsid="00565bd8" officeooo:paragraph-rsid="00565bd8"/>
    </style:style>
    <style:style style:name="P36" style:family="paragraph" style:parent-style-name="Standard">
      <style:text-properties officeooo:rsid="00565bd8" officeooo:paragraph-rsid="005787f6"/>
    </style:style>
    <style:style style:name="P37" style:family="paragraph" style:parent-style-name="Standard">
      <style:text-properties officeooo:rsid="00565bd8" officeooo:paragraph-rsid="0058c8b1"/>
    </style:style>
    <style:style style:name="P38" style:family="paragraph" style:parent-style-name="Standard">
      <style:text-properties officeooo:rsid="0070f35e" officeooo:paragraph-rsid="0070f35e"/>
    </style:style>
    <style:style style:name="P39" style:family="paragraph" style:parent-style-name="Standard" style:list-style-name="L1">
      <style:text-properties officeooo:rsid="003b1854" officeooo:paragraph-rsid="003b1854"/>
    </style:style>
    <style:style style:name="P40" style:family="paragraph" style:parent-style-name="Standard" style:list-style-name="L1">
      <style:text-properties officeooo:rsid="00703dae" officeooo:paragraph-rsid="00703dae"/>
    </style:style>
    <style:style style:name="P41" style:family="paragraph" style:parent-style-name="Standard" style:list-style-name="L1">
      <style:text-properties officeooo:rsid="00120d58" officeooo:paragraph-rsid="002d65ab"/>
    </style:style>
    <style:style style:name="P42" style:family="paragraph" style:parent-style-name="Standard" style:list-style-name="L1">
      <style:text-properties officeooo:rsid="00076d36" officeooo:paragraph-rsid="002d65ab"/>
    </style:style>
    <style:style style:name="P43" style:family="paragraph" style:parent-style-name="Standard" style:list-style-name="L1">
      <style:text-properties officeooo:rsid="00076d36" officeooo:paragraph-rsid="00098750"/>
    </style:style>
    <style:style style:name="P44" style:family="paragraph" style:parent-style-name="Standard" style:list-style-name="L1">
      <style:text-properties officeooo:rsid="00076d36" officeooo:paragraph-rsid="00076d36"/>
    </style:style>
    <style:style style:name="P45" style:family="paragraph" style:parent-style-name="Standard" style:list-style-name="L2">
      <style:text-properties officeooo:rsid="00076d36" officeooo:paragraph-rsid="00076d36"/>
    </style:style>
    <style:style style:name="P46" style:family="paragraph" style:parent-style-name="Standard" style:list-style-name="L3">
      <style:text-properties officeooo:rsid="00076d36" officeooo:paragraph-rsid="00076d36"/>
    </style:style>
    <style:style style:name="P47" style:family="paragraph" style:parent-style-name="Standard" style:list-style-name="L1">
      <style:text-properties officeooo:rsid="0012ffe5" officeooo:paragraph-rsid="002d65ab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d65ab"/>
    </style:style>
    <style:style style:name="T3" style:family="text">
      <style:text-properties officeooo:rsid="00098750"/>
    </style:style>
    <style:style style:name="T4" style:family="text">
      <style:text-properties officeooo:rsid="000bc5a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108af7"/>
    </style:style>
    <style:style style:name="T8" style:family="text">
      <style:text-properties officeooo:rsid="00120d58"/>
    </style:style>
    <style:style style:name="T9" style:family="text">
      <style:text-properties officeooo:rsid="0012ffe5"/>
    </style:style>
    <style:style style:name="T10" style:family="text">
      <style:text-properties officeooo:rsid="0014b151"/>
    </style:style>
    <style:style style:name="T11" style:family="text">
      <style:text-properties officeooo:rsid="001860a9"/>
    </style:style>
    <style:style style:name="T12" style:family="text">
      <style:text-properties officeooo:rsid="00195afd"/>
    </style:style>
    <style:style style:name="T13" style:family="text">
      <style:text-properties officeooo:rsid="001bb99b"/>
    </style:style>
    <style:style style:name="T14" style:family="text">
      <style:text-properties officeooo:rsid="001d6f45"/>
    </style:style>
    <style:style style:name="T15" style:family="text">
      <style:text-properties officeooo:rsid="001ed408"/>
    </style:style>
    <style:style style:name="T16" style:family="text">
      <style:text-properties officeooo:rsid="00076d36"/>
    </style:style>
    <style:style style:name="T17" style:family="text">
      <style:text-properties fo:font-variant="normal" fo:text-transform="none" fo:color="#000000" style:font-name="Arial1" fo:font-size="9.75pt" fo:letter-spacing="normal" fo:font-style="normal" fo:font-weight="normal"/>
    </style:style>
    <style:style style:name="T18" style:family="text">
      <style:text-properties fo:font-variant="normal" fo:text-transform="none" style:font-name="Arial1" fo:font-size="9.75pt" fo:letter-spacing="normal" fo:font-style="normal" fo:font-weight="normal"/>
    </style:style>
    <style:style style:name="T19" style:family="text">
      <style:text-properties officeooo:rsid="0022b418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22b418"/>
    </style:style>
    <style:style style:name="T22" style:family="text">
      <style:text-properties officeooo:rsid="0025ca6e"/>
    </style:style>
    <style:style style:name="T23" style:family="text">
      <style:text-properties officeooo:rsid="002ab975"/>
    </style:style>
    <style:style style:name="T24" style:family="text">
      <style:text-properties officeooo:rsid="002d65ab"/>
    </style:style>
    <style:style style:name="T25" style:family="text">
      <style:text-properties officeooo:rsid="00396fce"/>
    </style:style>
    <style:style style:name="T26" style:family="text">
      <style:text-properties officeooo:rsid="003ebf55"/>
    </style:style>
    <style:style style:name="T27" style:family="text">
      <style:text-properties officeooo:rsid="004ae3d7"/>
    </style:style>
    <style:style style:name="T28" style:family="text">
      <style:text-properties officeooo:rsid="004d69ff"/>
    </style:style>
    <style:style style:name="T29" style:family="text">
      <style:text-properties officeooo:rsid="005012cd"/>
    </style:style>
    <style:style style:name="T30" style:family="text">
      <style:text-properties officeooo:rsid="0053312f"/>
    </style:style>
    <style:style style:name="T31" style:family="text">
      <style:text-properties officeooo:rsid="005a6839"/>
    </style:style>
    <style:style style:name="T32" style:family="text">
      <style:text-properties officeooo:rsid="005bbf96"/>
    </style:style>
    <style:style style:name="T33" style:family="text">
      <style:text-properties officeooo:rsid="005e22f4"/>
    </style:style>
    <style:style style:name="T34" style:family="text">
      <style:text-properties officeooo:rsid="005f279f"/>
    </style:style>
    <style:style style:name="T35" style:family="text">
      <style:text-properties officeooo:rsid="00642e0b"/>
    </style:style>
    <style:style style:name="T36" style:family="text">
      <style:text-properties officeooo:rsid="006760cf"/>
    </style:style>
    <style:style style:name="T37" style:family="text">
      <style:text-properties officeooo:rsid="0067a032"/>
    </style:style>
    <style:style style:name="T38" style:family="text">
      <style:text-properties officeooo:rsid="00698072"/>
    </style:style>
    <style:style style:name="T39" style:family="text">
      <style:text-properties officeooo:rsid="0069cc67"/>
    </style:style>
    <style:style style:name="T40" style:family="text">
      <style:text-properties officeooo:rsid="006b7e3e"/>
    </style:style>
    <style:style style:name="T41" style:family="text">
      <style:text-properties officeooo:rsid="006e049b"/>
    </style:style>
    <style:style style:name="T42" style:family="text">
      <style:text-properties officeooo:rsid="00703dae"/>
    </style:style>
    <style:style style:name="T43" style:family="text">
      <style:text-properties officeooo:rsid="00722e6f"/>
    </style:style>
    <style:style style:name="T44" style:family="text">
      <style:text-properties officeooo:rsid="00736a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John Ryan Bard</text:p>
      <text:p text:style-name="P2"/>
      <text:p text:style-name="P3">2306 Robin Lane<text:tab/><text:tab/><text:tab/><text:tab/><text:span text:style-name="T3">Email: </text:span><text:a xlink:type="simple" xlink:href="mailto:john.ryan.bard@gmail.com" text:style-name="Internet_20_link" text:visited-style-name="Visited_20_Internet_20_Link">john.ryan.bard@gmail.com</text:a></text:p>
      <text:p text:style-name="P31"><text:span text:style-name="T16">Smyrna, GA 30080<text:tab/><text:tab/><text:tab/><text:tab/></text:span><text:span text:style-name="T17">LinkedIn: </text:span><text:a xlink:type="simple" xlink:href="http://www.linkedin.com/pub/john-bard/12/b5a/551" text:style-name="Internet_20_link" text:visited-style-name="Visited_20_Internet_20_Link"><text:span text:style-name="T18">http://www.linkedin.com/pub/john-bard/12/b5a/551</text:span></text:a></text:p>
      <text:p text:style-name="P32"><text:span text:style-name="T16">Cell: (678) 438-9941<text:tab/><text:tab/><text:tab/><text:tab/></text:span><text:span text:style-name="T17">GitHub: </text:span><text:a xlink:type="simple" xlink:href="https://github.com/RyanBard" text:style-name="Internet_20_link" text:visited-style-name="Visited_20_Internet_20_Link"><text:span text:style-name="T18">https://github.com/RyanBard</text:span></text:a></text:p>
      <text:p text:style-name="P1"/>
      <text:p text:style-name="P1"/>
      <text:p text:style-name="P19">PURPOSE</text:p>
      <text:p text:style-name="P5"/>
      <text:p text:style-name="P5"><text:tab/><text:span text:style-name="T19">To obtain a software developer position and grow in an interesting language or field</text:span>.</text:p>
      <text:p text:style-name="P5"/>
      <text:p text:style-name="P5"><text:span text:style-name="T21">Interests</text:span><text:span text:style-name="T20">:</text:span></text:p>
      <text:p text:style-name="P13"/>
      <text:p text:style-name="P29">-<text:span text:style-name="T19">C<text:tab/><text:tab/><text:tab/><text:tab/><text:tab/>-Java<text:tab/><text:tab/><text:tab/><text:tab/>-Objective-C</text:span></text:p>
      <text:p text:style-name="P29">-<text:span text:style-name="T19">C++<text:tab/><text:tab/><text:tab/><text:tab/><text:tab/>-JavaScript<text:tab/><text:tab/><text:tab/>-Ruby</text:span></text:p>
      <text:p text:style-name="P20"/>
      <text:p text:style-name="P20"/>
      <text:p text:style-name="P17">WORK EXPERIENCE</text:p>
      <text:p text:style-name="P11"/>
      <text:p text:style-name="P22"><text:span text:style-name="T24">May</text:span> <text:span text:style-name="T24">12</text:span><text:span text:style-name="T1">th</text:span> 201<text:span text:style-name="T25">4</text:span> – <text:span text:style-name="T24">present</text:span></text:p>
      <text:p text:style-name="P27">G<text:span text:style-name="T43">eorgia Tech Research Institute</text:span></text:p>
      <text:p text:style-name="P24">Research Scientist</text:p>
      <text:p text:style-name="P22"/>
      <text:p text:style-name="P6"><text:tab/>D<text:span text:style-name="T41">esigned and d</text:span>eveloped <text:span text:style-name="T24">front-end and back-end software for webapps mimicking google's services (mail, drive, etc.) but focussing on security.</text:span></text:p>
      <text:p text:style-name="P6"/>
      <text:p text:style-name="P6"/>
      <text:p text:style-name="P14">Achievements:</text:p>
      <text:p text:style-name="P6"/>
      <text:list xml:id="list9216325438409090599" text:style-name="L1">
        <text:list-item>
          <text:p text:style-name="P39"><text:span text:style-name="T42">Met </text:span>aggressive deadline<text:span text:style-name="T27">s on a very late project</text:span></text:p>
        </text:list-item>
        <text:list-item>
          <text:p text:style-name="P40">Created the first unit tests for that project</text:p>
        </text:list-item>
        <text:list-item>
          <text:p text:style-name="P40">Researched and implemented significant parts of an SMTP &amp; IMAP server for a proof of concept in under a month</text:p>
        </text:list-item>
      </text:list>
      <text:p text:style-name="P6"/>
      <text:p text:style-name="P6"/>
      <text:p text:style-name="P14">Technologies:</text:p>
      <text:p text:style-name="P6"/>
      <text:p text:style-name="P38">-AngularJS 1.2-<text:span text:style-name="T44">1.5</text:span><text:tab/><text:tab/>-Guice<text:tab/><text:tab/><text:tab/><text:tab/><text:tab/>-git</text:p>
      <text:p text:style-name="P38">-UI Bootstap<text:tab/><text:tab/><text:tab/>-Jackson<text:tab/><text:tab/><text:tab/><text:tab/>-NodeJS</text:p>
      <text:p text:style-name="P38">-LESS (CSS)<text:tab/><text:tab/><text:tab/>-Jersey<text:tab/><text:tab/><text:tab/><text:tab/><text:tab/>-SMTP</text:p>
      <text:p text:style-name="P38">-RequireJS<text:tab/><text:tab/><text:tab/>-Spring Web MVC<text:tab/><text:tab/><text:tab/>-IMAP</text:p>
      <text:p text:style-name="P38">-Java 1.7<text:tab/><text:tab/><text:tab/>-REST<text:tab/><text:tab/><text:tab/><text:tab/><text:tab/>-WireShark</text:p>
      <text:p text:style-name="P38">-JUnit<text:tab/><text:tab/><text:tab/><text:tab/>-JSON<text:tab/><text:tab/><text:tab/><text:tab/><text:tab/>-bash</text:p>
      <text:p text:style-name="P38">-TestNG<text:tab/><text:tab/><text:tab/>-slf4j<text:tab/><text:tab/><text:tab/><text:tab/><text:tab/>-curl</text:p>
      <text:p text:style-name="P38">-Groovy<text:tab/><text:tab/><text:tab/>-JSP<text:tab/><text:tab/><text:tab/><text:tab/><text:tab/>-telnet</text:p>
      <text:p text:style-name="P38">-Spock<text:tab/><text:tab/><text:tab/><text:tab/>-Tuckey UrlRewriteFilter<text:tab/><text:tab/>-Jmeter</text:p>
      <text:p text:style-name="P38">-Gradle<text:tab/><text:tab/><text:tab/>-JasmineJS<text:tab/><text:tab/><text:tab/><text:tab/>-IntelliJ</text:p>
      <text:p text:style-name="P38">-Maven<text:tab/><text:tab/><text:tab/>-Codahale Metrics<text:tab/><text:tab/><text:tab/>-Eclipse</text:p>
      <text:p text:style-name="P38"><text:soft-page-break/>-SELinux<text:tab/><text:tab/><text:tab/>-Apache Qpid (AMQP)<text:tab/><text:tab/>-Sublime Text</text:p>
      <text:p text:style-name="P38">-TypeSafe Config<text:tab/><text:tab/>-SQL (Oracle)<text:tab/><text:tab/><text:tab/><text:tab/>-RHEL</text:p>
      <text:p text:style-name="P38">-Guava<text:tab/><text:tab/><text:tab/>-PL/SQL</text:p>
      <text:p text:style-name="P30"/>
      <text:p text:style-name="P6"/>
      <text:p text:style-name="P14">Soft Skills:</text:p>
      <text:p text:style-name="P6"/>
      <text:p text:style-name="P6">-<text:span text:style-name="T26">JIRA<text:tab/><text:tab/><text:tab/><text:tab/>-Stash/BitBucket<text:tab/><text:tab/><text:tab/>-Confluence</text:span></text:p>
      <text:p text:style-name="P6">-<text:span text:style-name="T40">Jenkins<text:tab/><text:tab/><text:tab/>-Bamboo</text:span></text:p>
      <text:p text:style-name="P6"/>
      <text:p text:style-name="P6"/>
      <text:p text:style-name="P22"><text:span text:style-name="T7">February</text:span> 4<text:span text:style-name="T1">th</text:span> 201<text:span text:style-name="T7">3</text:span> – <text:span text:style-name="T24">May 9</text:span><text:span text:style-name="T2">th</text:span><text:span text:style-name="T24"> 2014</text:span></text:p>
      <text:p text:style-name="P26">Ericsson</text:p>
      <text:p text:style-name="P22">Senior Software Engineer</text:p>
      <text:p text:style-name="P22"/>
      <text:p text:style-name="P6"><text:tab/>Developed <text:span text:style-name="T8">back-end software that supports many aspects of Video On Demand. <text:s/>This included rentals, bookmarks, setup and teardown of HTTP / RTSP / DSMCC sessions, generating URLs for CDNs, applying concurrency restrictions, authenticating requests, saving statistics, and issuing alerts</text:span>.</text:p>
      <text:p text:style-name="P6"/>
      <text:p text:style-name="P6"/>
      <text:p text:style-name="P14">Achievements:</text:p>
      <text:p text:style-name="P6"/>
      <text:list xml:id="list70517011615126" text:continue-numbering="true" text:style-name="L1">
        <text:list-item>
          <text:p text:style-name="P41"><text:span text:style-name="T39">Created s</text:span>cripts and w<text:span text:style-name="T37">iki pages</text:span> for consistent dev deployment steps</text:p>
        </text:list-item>
        <text:list-item>
          <text:p text:style-name="P42"><text:span text:style-name="T39">Created the first automated smoke/i</text:span>ntegration tests</text:p>
        </text:list-item>
        <text:list-item>
          <text:p text:style-name="P41">Helped build tools for QA to <text:span text:style-name="T38">leverage when writing</text:span> automate<text:span text:style-name="T38">d</text:span> tests (sdk wrapper for auth testing, tweaked the RTSP <text:span text:style-name="T38">Jmeter </text:span>plugin, created a CDN simulator, <text:span text:style-name="T22">created a DSMCC Jmeter plugin</text:span>)</text:p>
        </text:list-item>
        <text:list-item>
          <text:p text:style-name="P42"><text:span text:style-name="T9">Fixed the </text:span>CI <text:span text:style-name="T39">configuration</text:span> (<text:span text:style-name="T9">adjusted when nightly builds ran, turned on unit test running</text:span>)</text:p>
        </text:list-item>
        <text:list-item>
          <text:p text:style-name="P47">Cleaned up <text:span text:style-name="T23">code in various</text:span> modules</text:p>
        </text:list-item>
      </text:list>
      <text:p text:style-name="P6"/>
      <text:p text:style-name="P6"/>
      <text:p text:style-name="P14">Technologies:</text:p>
      <text:p text:style-name="P6"/>
      <text:p text:style-name="P6">-<text:span text:style-name="T10">Erlang R15 &amp; R16<text:tab/><text:tab/><text:tab/>-JSON<text:tab/><text:tab/><text:tab/><text:tab/>-Mongoid 2</text:span></text:p>
      <text:p text:style-name="P30">-<text:span text:style-name="T36">Rebar</text:span><text:tab/><text:tab/><text:tab/><text:tab/><text:tab/>-<text:span text:style-name="T36">NoSQL (MongoDB)</text:span><text:tab/><text:tab/>-<text:span text:style-name="T36">git</text:span></text:p>
      <text:p text:style-name="P30">-<text:span text:style-name="T36">MochiWeb</text:span><text:tab/><text:tab/><text:tab/><text:tab/><text:span text:style-name="T16">-RabbitMQ (AMQP)<text:tab/><text:tab/></text:span>-<text:span text:style-name="T36">bash</text:span></text:p>
      <text:p text:style-name="P30">-<text:span text:style-name="T36">Cowboy<text:tab/><text:tab/><text:tab/><text:tab/></text:span>-<text:span text:style-name="T36">Ruby 1.9</text:span><text:tab/><text:tab/><text:tab/>-<text:span text:style-name="T36">yum</text:span></text:p>
      <text:p text:style-name="P30">-<text:span text:style-name="T36">WebMachine</text:span><text:tab/><text:tab/><text:tab/><text:tab/><text:span text:style-name="T16">-Ruby on Rails 3.2<text:tab/><text:tab/></text:span>-<text:span text:style-name="T36">Jenkins</text:span></text:p>
      <text:p text:style-name="P33">-<text:span text:style-name="T36">Meck</text:span><text:tab/><text:tab/><text:tab/><text:tab/><text:tab/>-<text:span text:style-name="T36">RVM</text:span><text:tab/><text:tab/><text:tab/><text:tab/>-<text:span text:style-name="T36">curl</text:span></text:p>
      <text:p text:style-name="P30">-<text:span text:style-name="T36">Emongo</text:span><text:tab/><text:tab/><text:tab/><text:tab/>-<text:span text:style-name="T36">Bundler</text:span><text:tab/><text:tab/><text:tab/>-<text:span text:style-name="T36">Jmeter</text:span></text:p>
      <text:p text:style-name="P6">-<text:span text:style-name="T36">REST<text:tab/><text:tab/><text:tab/><text:tab/><text:tab/>-Rake<text:tab/><text:tab/><text:tab/><text:tab/>-Java 1.7</text:span></text:p>
      <text:p text:style-name="P30">-<text:span text:style-name="T36">RTSP</text:span><text:tab/><text:tab/><text:tab/><text:tab/><text:tab/>-<text:span text:style-name="T36">Rspec</text:span><text:tab/><text:tab/><text:tab/><text:tab/>-<text:span text:style-name="T36">Sublime Text</text:span></text:p>
      <text:p text:style-name="P30">-<text:span text:style-name="T36">DSMCC<text:tab/><text:tab/><text:tab/><text:tab/>-Decent Exposure<text:tab/><text:tab/>-Eclipse</text:span></text:p>
      <text:p text:style-name="P30"/>
      <text:p text:style-name="P6"/>
      <text:p text:style-name="P14">Soft Skills:</text:p>
      <text:p text:style-name="P6"/>
      <text:p text:style-name="P6">-<text:span text:style-name="T10">Gitorious<text:tab/><text:tab/><text:tab/><text:tab/>-GitHub<text:tab/><text:tab/><text:tab/>-VersionOne</text:span></text:p>
      <text:p text:style-name="P22"><text:soft-page-break/></text:p>
      <text:p text:style-name="P22">September 4<text:span text:style-name="T1">th</text:span> 2012 – January 18<text:span text:style-name="T1">th</text:span> 2013</text:p>
      <text:p text:style-name="P25">Altisource</text:p>
      <text:p text:style-name="P21">Senior Software Engineer</text:p>
      <text:p text:style-name="P21"/>
      <text:p text:style-name="P1"><text:tab/>Developed software involved in migrating backlog data and synchronizing live updates of that data from a legacy database to the new products' MySQL database.</text:p>
      <text:p text:style-name="P1"/>
      <text:p text:style-name="P1"/>
      <text:p text:style-name="P12">Achievements:</text:p>
      <text:p text:style-name="P4"/>
      <text:list xml:id="list70515240877523" text:continue-numbering="true" text:style-name="L1">
        <text:list-item>
          <text:p text:style-name="P43">Added the first true unit tests</text:p>
        </text:list-item>
        <text:list-item>
          <text:p text:style-name="P44">Cleaned up integration tests</text:p>
        </text:list-item>
        <text:list-item>
          <text:p text:style-name="P43">Optimized and cleaned up the build</text:p>
        </text:list-item>
        <text:list-item>
          <text:p text:style-name="P43"><text:span text:style-name="T34">Prepared</text:span> the project for CI (Bamboo)</text:p>
        </text:list-item>
        <text:list-item>
          <text:p text:style-name="P43">Corrected anti-patterns throughout the project (and a few bugs)</text:p>
        </text:list-item>
        <text:list-item>
          <text:p text:style-name="P43">Cleaned up tons of compiler warnings</text:p>
        </text:list-item>
        <text:list-item>
          <text:p text:style-name="P43">Changed the process of developers running locally (and running integration tests) against a shared database to everyone running <text:span text:style-name="T35">against </text:span>their own local instance of MySQL</text:p>
        </text:list-item>
      </text:list>
      <text:p text:style-name="P1"/>
      <text:p text:style-name="P1"/>
      <text:p text:style-name="P11">Technologies:</text:p>
      <text:p text:style-name="P1"/>
      <text:p text:style-name="P1">-Java 1.7<text:tab/><text:tab/><text:tab/><text:tab/>-<text:span text:style-name="T33">Groovy</text:span><text:tab/><text:tab/><text:tab/><text:tab/>-<text:span text:style-name="T33">rpm</text:span></text:p>
      <text:p text:style-name="P1">-<text:span text:style-name="T33">Mockito</text:span><text:tab/><text:tab/><text:tab/><text:tab/>-<text:span text:style-name="T33">JSON</text:span><text:tab/><text:tab/><text:tab/><text:tab/><text:tab/>-<text:span text:style-name="T33">Chef</text:span></text:p>
      <text:p text:style-name="P10">-<text:span text:style-name="T33">Mybatis</text:span><text:tab/><text:tab/><text:tab/><text:tab/>-Maven 3<text:tab/><text:tab/><text:tab/><text:tab/>-RabbitMQ <text:span text:style-name="T33">(</text:span>AMQP<text:span text:style-name="T33">)</text:span></text:p>
      <text:p text:style-name="P1">-<text:span text:style-name="T33">Spring Integration</text:span><text:tab/><text:tab/><text:tab/>-<text:span text:style-name="T33">SQL (MySQL)</text:span><text:tab/><text:tab/><text:tab/>-<text:span text:style-name="T33">Yammer Metrics</text:span></text:p>
      <text:p text:style-name="P4">-<text:span text:style-name="T33">Spring REST Client</text:span><text:tab/><text:tab/><text:tab/>-<text:span text:style-name="T33">git<text:tab/><text:tab/><text:tab/><text:tab/><text:tab/>-Eclipse</text:span></text:p>
      <text:p text:style-name="P4"/>
      <text:p text:style-name="P4"/>
      <text:p text:style-name="P12">Soft Skills:</text:p>
      <text:p text:style-name="P1"/>
      <text:p text:style-name="P1">-Bamboo<text:tab/><text:tab/><text:tab/><text:tab/>-Fisheye<text:tab/><text:tab/><text:tab/><text:tab/>-Confluence</text:p>
      <text:p text:style-name="P1">-J<text:span text:style-name="T32">IRA</text:span></text:p>
      <text:p text:style-name="P1"/>
      <text:p text:style-name="P1"/>
      <text:p text:style-name="P21">February 12<text:span text:style-name="T1">th</text:span> 2008 - August 31<text:span text:style-name="T1">st</text:span> 2012</text:p>
      <text:p text:style-name="P25">M<text:span text:style-name="T11">M</text:span>odal <text:span text:style-name="T6">(formerly</text:span> MedQuist<text:span text:style-name="T6">)</text:span></text:p>
      <text:p text:style-name="P21">Software Architect</text:p>
      <text:p text:style-name="P21"/>
      <text:p text:style-name="P1"><text:tab/>Architected, designed, and developed software for medical transcription services. Used various </text:p>
      <text:p text:style-name="P1">technologies including EJB, Hibernate, Spring, etc.</text:p>
      <text:p text:style-name="P1"/>
      <text:p text:style-name="P1"/>
      <text:p text:style-name="P11">Achievements:</text:p>
      <text:p text:style-name="P1"/>
      <text:list xml:id="list2871696437486141939" text:style-name="L2">
        <text:list-item>
          <text:p text:style-name="P45">Set up Splunk to index logs and email alerts for errors in dev, QA, and PT</text:p>
        </text:list-item>
        <text:list-item>
          <text:p text:style-name="P45">Refactored many pieces of legacy JDBC and stored procedure code to use Spring JdbcTemplate <text:soft-page-break/>and JPA Entities</text:p>
        </text:list-item>
        <text:list-item>
          <text:p text:style-name="P45"><text:span text:style-name="T31">Ported over</text:span> a series of DB scripts to create a schema from scratch <text:span text:style-name="T31">from 1 project to another </text:span>so I could have a repeatable fresh environment separate from our shared dev environment (there was only the shared dev environment to test on for this project) </text:p>
        </text:list-item>
        <text:list-item>
          <text:p text:style-name="P45">With Talend Open Studio, I took a month to rewrite an archive and purge solution that took one of our DBAs a year to develop in PL/SQL (and didn't solve all of the requirements)</text:p>
        </text:list-item>
      </text:list>
      <text:p text:style-name="P1"/>
      <text:p text:style-name="P1"/>
      <text:p text:style-name="P11">Technologies:</text:p>
      <text:p text:style-name="P1"/>
      <text:p text:style-name="P35">-Java 1.5 &amp; 1.6<text:tab/><text:tab/>-JDBC<text:tab/><text:tab/><text:tab/><text:tab/>-Bash Scripting</text:p>
      <text:p text:style-name="P35">-Maven 2<text:tab/><text:tab/><text:tab/>-Selenium<text:tab/><text:tab/><text:tab/>-EJB3 (JTA, Stateless Session, MDBs,</text:p>
      <text:p text:style-name="P35">-JMS<text:tab/><text:tab/><text:tab/><text:tab/>-Talend Open Studio<text:tab/><text:tab/>Interceptors)</text:p>
      <text:p text:style-name="P35">-Apache Struts1<text:tab/><text:tab/>-slf4j<text:tab/><text:tab/><text:tab/><text:tab/>-Splunk 3 &amp; 4</text:p>
      <text:p text:style-name="P35">-PMD<text:tab/><text:tab/><text:tab/><text:tab/>-Logging (JDK Logger)<text:tab/>-Batch Scripting</text:p>
      <text:p text:style-name="P35">-JBoss 4.0.5, 4.2, 4.3, &amp; 5.1<text:tab/>-SoapUI<text:tab/><text:tab/><text:tab/>-J2EE (JSP, Custom Taglibs, Servlets)</text:p>
      <text:p text:style-name="P35">-Tiles<text:tab/><text:tab/><text:tab/><text:tab/>-JProfiler<text:tab/><text:tab/><text:tab/>-XML (DOM, XSLT, Xpath, Xquery)</text:p>
      <text:p text:style-name="P36">-Cobertura<text:tab/><text:tab/><text:tab/>-Jaxb<text:tab/><text:tab/><text:tab/><text:tab/>-OSB (Oracle Service Bus - Oracle's ESB)</text:p>
      <text:p text:style-name="P37">-JMX MBeans<text:tab/><text:tab/>-AspectJ<text:tab/><text:tab/><text:tab/>-Python/IronPython/Jython</text:p>
      <text:p text:style-name="P35">-JavaScript<text:tab/><text:tab/><text:tab/>-Oracle Coherence (as a 2nd<text:tab/></text:p>
      <text:p text:style-name="P35">-JUnit 3 &amp; 4<text:tab/><text:tab/><text:tab/>level cache for Hibernate)<text:tab/>-Spring Framework (core, tx, ws, jdbc,</text:p>
      <text:p text:style-name="P35">-PL/SQL<text:tab/><text:tab/><text:tab/>-Groovy<text:tab/><text:tab/><text:tab/>webmvc)</text:p>
      <text:p text:style-name="P35">-Hibernate/JPA<text:tab/><text:tab/>-Velocity Templates<text:tab/><text:tab/>-C# (consumed our webservices by</text:p>
      <text:p text:style-name="P35">-EasyMock<text:tab/><text:tab/><text:tab/>-EJB2 (Stateless Session)<text:tab/>writing test apps in C#)</text:p>
      <text:p text:style-name="P35">-SQL (Oracle)<text:tab/><text:tab/><text:tab/>-sed/awk<text:tab/><text:tab/><text:tab/>-Eclipse</text:p>
      <text:p text:style-name="P1"/>
      <text:p text:style-name="P1"/>
      <text:p text:style-name="P21">August 1<text:span text:style-name="T1">st</text:span> 2007 – February 1<text:span text:style-name="T12">1</text:span><text:span text:style-name="T1">th</text:span> 2008</text:p>
      <text:p text:style-name="P25">Guru Software Services</text:p>
      <text:p text:style-name="P21">Software Engineer – Lead Developer</text:p>
      <text:p text:style-name="P21"/>
      <text:p text:style-name="P1"><text:tab/>I was the <text:span text:style-name="T15">L</text:span>ead <text:span text:style-name="T15">D</text:span>eveloper in the U.S. I interfaced with customers and managed an outsource team in India. I primarily developed in J2EE technologies with Eclipse. I used Spring Framework for </text:p>
      <text:p text:style-name="P1">dependency injection, Apache Commons for logging, and Hibernate for Object-Relational Mapping. I </text:p>
      <text:p text:style-name="P1">created and maintained webapps with JSP that were tested in Apache Tomcat and wrote the Ant build </text:p>
      <text:p text:style-name="P1">files for deployment (in both Windows and Linux environment). I also researched the control of scanners with JTwain and the re-writing of a TWAIN wrapper for Java.</text:p>
      <text:p text:style-name="P1"/>
      <text:p text:style-name="P11">Responsibilities:</text:p>
      <text:p text:style-name="P1"/>
      <text:list xml:id="list6649277543022366342" text:style-name="L3">
        <text:list-item>
          <text:p text:style-name="P46">Gather requirements from customer and fine tuned these requirements in daily/weekly meetings</text:p>
        </text:list-item>
        <text:list-item>
          <text:p text:style-name="P46">Design interfaces and create associated documentation (screen shots &amp; storyboards)</text:p>
        </text:list-item>
        <text:list-item>
          <text:p text:style-name="P46">Oversee the functionality &amp; development of the user interface</text:p>
        </text:list-item>
        <text:list-item>
          <text:p text:style-name="P46">Design the implementation and create the design documents (UML)</text:p>
        </text:list-item>
        <text:list-item>
          <text:p text:style-name="P46"><text:span text:style-name="T30">Estimate</text:span> the initial time bids for projects</text:p>
        </text:list-item>
        <text:list-item>
          <text:p text:style-name="P46"><text:span text:style-name="T30">C</text:span>ommunicat<text:span text:style-name="T30">e</text:span> the requirements to the outsource team in India</text:p>
        </text:list-item>
        <text:list-item>
          <text:p text:style-name="P46"><text:span text:style-name="T30">C</text:span>ode review (and intervene when problems arise)</text:p>
        </text:list-item>
        <text:list-item>
          <text:p text:style-name="P46">Q/A test in both Windows and Linux environment<text:span text:style-name="T30">s</text:span></text:p>
        </text:list-item>
        <text:list-item>
          <text:p text:style-name="P46"><text:soft-page-break/><text:span text:style-name="T30">C</text:span>ustomer acceptance test and <text:span text:style-name="T30">make </text:span>any modifications to the project</text:p>
        </text:list-item>
      </text:list>
      <text:p text:style-name="P1"/>
      <text:p text:style-name="P1"/>
      <text:p text:style-name="P11">Technologies:</text:p>
      <text:p text:style-name="P1"/>
      <text:p text:style-name="P1">-<text:span text:style-name="T13">Java 1.4<text:tab/><text:tab/><text:tab/><text:tab/>-Spring Framework<text:tab/><text:tab/>-Apache Tomcat</text:span></text:p>
      <text:p text:style-name="P1">-J2EE<text:tab/><text:tab/><text:tab/><text:tab/><text:tab/>-Apache <text:span text:style-name="T29">Ant</text:span><text:tab/><text:tab/><text:tab/>-<text:span text:style-name="T29">HTML</text:span></text:p>
      <text:p text:style-name="P1">-<text:span text:style-name="T29">Commons Logging (log4j)<text:tab/></text:span><text:tab/>-<text:span text:style-name="T29">JNI</text:span><text:tab/><text:tab/><text:tab/><text:tab/>-<text:span text:style-name="T29">CSS</text:span></text:p>
      <text:p text:style-name="P1">-<text:span text:style-name="T29">Jtwain/TWAIN</text:span><text:tab/><text:tab/><text:tab/>-<text:span text:style-name="T29">Hibernate</text:span><text:tab/><text:tab/><text:tab/>-<text:span text:style-name="T29">JSP</text:span></text:p>
      <text:p text:style-name="P1"/>
      <text:p text:style-name="P1"/>
      <text:p text:style-name="P23">May 21<text:span text:style-name="T1">st</text:span> 2007 – <text:span text:style-name="T14">July</text:span> <text:span text:style-name="T14">3</text:span>1<text:span text:style-name="T1">st</text:span> 2007</text:p>
      <text:p text:style-name="P23"><text:span text:style-name="T5">Guru Software Services</text:span> (via Georgia Tech)</text:p>
      <text:p text:style-name="P23">Software Engineer – Team Lead</text:p>
      <text:p text:style-name="P23"/>
      <text:p text:style-name="P7"><text:tab/>I was the Team <text:span text:style-name="T15">L</text:span>ead in the development of the Rates Management Module of the Logi-soft </text:p>
      <text:p text:style-name="P7">software. We created a JSP webapp for managing shipping rates and calculating estimates for trucking </text:p>
      <text:p text:style-name="P7">costs. We used Hibernate for ORM and tested in Tomcat. In addition to developing the JSP pages and </text:p>
      <text:p text:style-name="P7">Hibernate code, I personally setup and managed a CVS repository as well as wrote the Ant build file and handled the deployment and delivery of the module to Guru Software Services.</text:p>
      <text:p text:style-name="P7"/>
      <text:p text:style-name="P7"/>
      <text:p text:style-name="P15">Technologies:</text:p>
      <text:p text:style-name="P7"/>
      <text:p text:style-name="P7">-<text:span text:style-name="T28">Java 1.4<text:tab/><text:tab/><text:tab/><text:tab/>-Hibernate<text:tab/><text:tab/><text:tab/>-CSS</text:span></text:p>
      <text:p text:style-name="P7">-J2EE<text:tab/><text:tab/><text:tab/><text:tab/><text:tab/>-Apache Tomcat<text:tab/><text:tab/>-JSP</text:p>
      <text:p text:style-name="P7">-Apache Ant<text:tab/><text:tab/><text:tab/><text:tab/>-<text:span text:style-name="T28">HTML</text:span></text:p>
      <text:p text:style-name="P8"/>
      <text:p text:style-name="P7"/>
      <text:p text:style-name="P18">HOBBIES</text:p>
      <text:p text:style-name="P1"/>
      <text:p text:style-name="P1"><text:tab/>Al<text:span text:style-name="T4">most al</text:span>l of my hobbies are centered around computers and technology. If the Zombie Apocalypse ever comes, I'm in trouble.</text:p>
      <text:p text:style-name="P1"/>
      <text:p text:style-name="P34">-JavaScript<text:tab/><text:tab/><text:tab/><text:tab/>-Clojure<text:tab/><text:tab/><text:tab/>-ANTLR</text:p>
      <text:p text:style-name="P34">-KnockoutJS<text:tab/><text:tab/><text:tab/><text:tab/>-YAWS<text:tab/><text:tab/><text:tab/>-Lex &amp; Yacc</text:p>
      <text:p text:style-name="P34">-AngularJS<text:tab/><text:tab/><text:tab/><text:tab/>-C<text:tab/><text:tab/><text:tab/><text:tab/>-Debian</text:p>
      <text:p text:style-name="P34">-NodeJS (Express, Mongoose)<text:tab/>-C++<text:tab/><text:tab/><text:tab/><text:tab/>-FreeBSD</text:p>
      <text:p text:style-name="P34">-Groovy<text:tab/><text:tab/><text:tab/><text:tab/>-Qt<text:tab/><text:tab/><text:tab/><text:tab/>-Lua</text:p>
      <text:p text:style-name="P34">-Grails<text:tab/><text:tab/><text:tab/><text:tab/><text:tab/>-GTK+<text:tab/><text:tab/><text:tab/>-WebRTC</text:p>
      <text:p text:style-name="P34">-Python<text:tab/><text:tab/><text:tab/><text:tab/>-Arduino<text:tab/><text:tab/><text:tab/>-HTML5 (Canvas, LocalStorage,</text:p>
      <text:p text:style-name="P34">-Perl<text:tab/><text:tab/><text:tab/><text:tab/><text:tab/>-Objective-C<text:tab/><text:tab/><text:tab/>WebSocket, WebWorker)</text:p>
      <text:p text:style-name="P34">-Ruby<text:tab/><text:tab/><text:tab/><text:tab/><text:tab/>-Smalltalk<text:tab/><text:tab/><text:tab/>-Elixir</text:p>
      <text:p text:style-name="P34">-Rails<text:tab/><text:tab/><text:tab/><text:tab/><text:tab/>-MongoDB<text:tab/><text:tab/><text:tab/>-Homebrewing (beer, mead, cider)</text:p>
      <text:p text:style-name="P9"/>
      <text:p text:style-name="P1"/>
      <text:p text:style-name="P16">EDUCATION</text:p>
      <text:p text:style-name="P1"/>
      <text:p text:style-name="P21">B.S. in Computer Science</text:p>
      <text:p text:style-name="P25"><text:soft-page-break/>Georgia Institute of Technology</text:p>
      <text:p text:style-name="P21">Graduated: December 2007</text:p>
      <text:p text:style-name="P21">GPA: 3.05</text:p>
      <text:p text:style-name="P21">Major GPA: 3.44</text:p>
      <text:p text:style-name="P21"/>
      <text:p text:style-name="P1"/>
      <text:p text:style-name="P16">REFERENCES</text:p>
      <text:p text:style-name="P1"/>
      <text:p text:style-name="P1">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19H53M45S</meta:editing-duration>
    <meta:editing-cycles>113</meta:editing-cycles>
    <meta:generator>LibreOffice/4.4.3.2$Linux_X86_64 LibreOffice_project/40m0$Build-2</meta:generator>
    <dc:date>2016-06-25T07:05:15.119587383</dc:date>
    <meta:print-date>2014-09-28T23:55:10.308000000</meta:print-date>
    <meta:document-statistic meta:table-count="0" meta:image-count="0" meta:object-count="0" meta:page-count="6" meta:paragraph-count="159" meta:word-count="1134" meta:character-count="7769" meta:non-whitespace-character-count="6473"/>
    <meta:user-defined meta:name="Info 1"/>
    <meta:user-defined meta:name="Info 2"/>
    <meta:user-defined meta:name="Info 3"/>
    <meta:user-defined meta:name="Info 4"/>
  </office:meta>
</office:document-meta>
</file>